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4cm" fo:min-width="0.226cm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4cm" fo:min-width="0.227cm" fo:padding-top="0.137cm" fo:padding-bottom="0.137cm" fo:padding-left="0.262cm" fo:padding-right="0.262cm" draw:shadow="hidden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4cm" fo:min-width="0.225cm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solid" svg:stroke-color="#000000" draw:fill="solid" draw:fill-color="#cccccc" draw:opacity="50%" draw:textarea-vertical-align="middle" draw:shadow="hidden" draw:shadow-opacity="50%"/>
    </style:style>
    <style:style style:name="gr5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69cm" fo:min-width="0.226cm" fo:padding-top="0.137cm" fo:padding-bottom="0.137cm" fo:padding-left="0.262cm" fo:padding-right="0.262cm" draw:shadow="hidden"/>
    </style:style>
    <style:style style:name="gr6" style:family="graphic" style:parent-style-name="standard">
      <style:graphic-properties svg:stroke-width="0.025cm" svg:stroke-color="#000000" draw:marker-start-width="0.237cm" draw:marker-end-width="0.237cm" draw:fill-color="#aecf00" draw:textarea-horizontal-align="justify" draw:textarea-vertical-align="middle" draw:auto-grow-height="false" fo:min-height="0.476cm" fo:min-width="0.226cm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76cm" fo:min-width="0.226cm" fo:padding-top="0.137cm" fo:padding-bottom="0.137cm" fo:padding-left="0.262cm" fo:padding-right="0.26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95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19cm" draw:shadow="hidden"/>
      <style:paragraph-properties style:writing-mode="lr-tb"/>
    </style:style>
    <style:style style:name="gr10" style:family="graphic" style:parent-style-name="standard">
      <style:graphic-properties svg:stroke-width="0.025cm" svg:stroke-color="#999999" draw:marker-start-width="0.237cm" draw:marker-end-width="0.237cm" draw:fill-color="#dddddd" draw:textarea-horizontal-align="justify" draw:textarea-vertical-align="middle" draw:auto-grow-height="false" fo:min-height="0.469cm" fo:min-width="0.226cm" fo:padding-top="0.137cm" fo:padding-bottom="0.137cm" fo:padding-left="0.262cm" fo:padding-right="0.262cm" draw:shadow="hidden"/>
    </style:style>
    <style:style style:name="gr11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3.31cm" fo:min-width="3.06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66ff66" draw:textarea-horizontal-align="justify" draw:textarea-vertical-align="middle" draw:auto-grow-height="false" fo:min-height="0.25cm" fo:min-width="0cm" fo:padding-top="0.125cm" fo:padding-bottom="0.125cm" fo:padding-left="0.25cm" fo:padding-right="0.25cm" draw:shadow="hidden"/>
      <style:paragraph-properties style:writing-mode="lr-tb"/>
    </style:style>
    <style:style style:name="gr13" style:family="graphic" style:parent-style-name="standard">
      <style:graphic-properties svg:stroke-width="0cm" svg:stroke-color="#000000" draw:marker-start-width="0.2cm" draw:marker-end-width="0.2cm" draw:fill-color="#66ff66" draw:textarea-horizontal-align="justify" draw:textarea-vertical-align="middle" draw:auto-grow-height="false" fo:min-height="0.25cm" fo:min-width="0.001cm" fo:padding-top="0.125cm" fo:padding-bottom="0.125cm" fo:padding-left="0.25cm" fo:padding-right="0.25cm" draw:shadow="hidden"/>
      <style:paragraph-properties style:writing-mode="lr-tb"/>
    </style:style>
    <style:style style:name="gr14" style:family="graphic" style:parent-style-name="standard">
      <style:graphic-properties svg:stroke-width="0cm" svg:stroke-color="#000000" draw:marker-start-width="0.2cm" draw:marker-end-width="0.2cm" draw:fill-color="#83caff" draw:textarea-horizontal-align="justify" draw:textarea-vertical-align="middle" draw:auto-grow-height="false" fo:min-height="0.25cm" fo:min-width="0cm" fo:padding-top="0.125cm" fo:padding-bottom="0.125cm" fo:padding-left="0.25cm" fo:padding-right="0.25cm" draw:shadow="hidden"/>
      <style:paragraph-properties style:writing-mode="lr-tb"/>
    </style:style>
    <style:style style:name="gr15" style:family="graphic" style:parent-style-name="standard">
      <style:graphic-properties svg:stroke-width="0cm" svg:stroke-color="#000000" draw:marker-start-width="0.2cm" draw:marker-end-width="0.2cm" draw:fill-color="#83caff" draw:textarea-horizontal-align="justify" draw:textarea-vertical-align="middle" draw:auto-grow-height="false" fo:min-height="0.25cm" fo:min-width="0.001cm" fo:padding-top="0.125cm" fo:padding-bottom="0.125cm" fo:padding-left="0.25cm" fo:padding-right="0.25cm" draw:shadow="hidden"/>
      <style:paragraph-properties style:writing-mode="lr-tb"/>
    </style:style>
    <style:style style:name="gr16" style:family="graphic" style:parent-style-name="standard">
      <style:graphic-properties svg:stroke-width="0.025cm" svg:stroke-color="#000000" draw:marker-start-width="0.237cm" draw:marker-end-width="0.237cm" draw:fill-color="#b2b2b2" draw:textarea-horizontal-align="justify" draw:textarea-vertical-align="middle" draw:auto-grow-height="false" fo:min-height="0.08cm" fo:min-width="0cm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25cm" svg:stroke-color="#000000" draw:marker-start-width="0.162cm" draw:marker-end="Arrow" draw:marker-end-width="0.112cm" draw:fill="none" draw:textarea-vertical-align="middle" fo:padding-top="0.137cm" fo:padding-bottom="0.137cm" fo:padding-left="0.262cm" fo:padding-right="0.262cm"/>
    </style:style>
    <style:style style:name="gr19" style:family="graphic" style:parent-style-name="objectwithoutfill">
      <style:graphic-properties svg:stroke-width="0.025cm" svg:stroke-color="#b2b2b2" draw:marker-start-width="0.162cm" draw:marker-end="Arrow" draw:marker-end-width="0.112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0.434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0.417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395cm" fo:min-width="0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9cm" fo:min-width="0.637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9cm" fo:min-width="1.06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38cm" draw:marker-end-width="0.238cm" draw:fill-color="#cccccc" draw:textarea-horizontal-align="justify" draw:textarea-vertical-align="middle" draw:auto-grow-height="false" fo:min-height="1.724cm" fo:min-width="1.474cm" fo:padding-top="0.138cm" fo:padding-bottom="0.138cm" fo:padding-left="0.263cm" fo:padding-right="0.263cm"/>
    </style:style>
    <style:style style:name="gr26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cm" svg:stroke-color="#000000" draw:marker-start-width="0.2cm" draw:marker-end-width="0.2cm" draw:fill-color="#aecf00" draw:textarea-horizontal-align="justify" draw:textarea-vertical-align="middle" draw:auto-grow-height="false" fo:min-height="0.25cm" fo:min-width="0cm" fo:padding-top="0.125cm" fo:padding-bottom="0.125cm" fo:padding-left="0.25cm" fo:padding-right="0.25cm" draw:shadow="hidden"/>
      <style:paragraph-properties style:writing-mode="lr-tb"/>
    </style:style>
    <style:style style:name="gr28" style:family="graphic" style:parent-style-name="standard">
      <style:graphic-properties svg:stroke-width="0cm" svg:stroke-color="#000000" draw:marker-start-width="0.2cm" draw:marker-end-width="0.2cm" draw:fill-color="#aecf00" draw:textarea-horizontal-align="justify" draw:textarea-vertical-align="middle" draw:auto-grow-height="false" fo:min-height="0.25cm" fo:min-width="0.001cm" fo:padding-top="0.125cm" fo:padding-bottom="0.125cm" fo:padding-left="0.25cm" fo:padding-right="0.25cm" draw:shadow="hidden"/>
      <style:paragraph-properties style:writing-mode="lr-tb"/>
    </style:style>
    <style:style style:name="gr29" style:family="graphic" style:parent-style-name="standard">
      <style:graphic-properties draw:stroke="none" draw:stroke-dash="Fine_20_Dashed" svg:stroke-width="0.025cm" svg:stroke-color="#000000" draw:marker-start-width="0.238cm" draw:marker-end-width="0.238cm" draw:fill-color="#dddddd" draw:textarea-horizontal-align="justify" draw:textarea-vertical-align="middle" draw:auto-grow-height="false" fo:min-height="1.724cm" fo:min-width="3.474cm" fo:padding-top="0.138cm" fo:padding-bottom="0.138cm" fo:padding-left="0.263cm" fo:padding-right="0.263cm"/>
    </style:style>
    <style:style style:name="gr30" style:family="graphic" style:parent-style-name="standard">
      <style:graphic-properties draw:stroke="none" draw:stroke-dash="Fine_20_Dashed" svg:stroke-width="0.025cm" svg:stroke-color="#000000" draw:marker-start-width="0.238cm" draw:marker-end-width="0.238cm" draw:fill-color="#dddddd" draw:textarea-horizontal-align="justify" draw:textarea-vertical-align="middle" draw:auto-grow-height="false" fo:min-height="1.724cm" fo:min-width="1.474cm" fo:padding-top="0.138cm" fo:padding-bottom="0.138cm" fo:padding-left="0.263cm" fo:padding-right="0.263cm"/>
    </style:style>
    <style:style style:name="gr3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25cm" fo:min-width="3.443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62cm"/>
      <style:paragraph-properties style:writing-mode="lr-tb"/>
    </style:style>
    <style:style style:name="gr34" style:family="graphic" style:parent-style-name="standard">
      <style:graphic-properties svg:stroke-width="0.025cm" svg:stroke-color="#000000" draw:marker-start-width="0.238cm" draw:marker-end-width="0.238cm" draw:fill="none" draw:textarea-vertical-align="middle" draw:auto-grow-height="false" fo:min-height="1.646cm" fo:min-width="0cm" fo:padding-top="0.138cm" fo:padding-bottom="0.138cm" fo:padding-left="0.263cm" fo:padding-right="0.263cm"/>
    </style:style>
    <style:style style:name="gr3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9.75cm" fo:min-width="12cm"/>
    </style:style>
    <style:style style:name="P1" style:family="paragraph">
      <loext:graphic-properties draw:fill-color="#83caff"/>
      <style:paragraph-properties fo:text-align="center"/>
    </style:style>
    <style:style style:name="P2" style:family="paragraph">
      <loext:graphic-properties draw:fill="solid" draw:fill-color="#cccccc" draw:opacity="50%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66ff66"/>
      <style:paragraph-properties fo:text-align="center"/>
      <style:text-properties fo:font-size="8pt" style:font-size-asian="18pt" style:font-size-complex="18pt"/>
    </style:style>
    <style:style style:name="P9" style:family="paragraph">
      <loext:graphic-properties draw:fill-color="#83caff"/>
      <style:paragraph-properties fo:text-align="center"/>
      <style:text-properties fo:font-size="8pt" style:font-size-asian="18pt" style:font-size-complex="18pt"/>
    </style:style>
    <style:style style:name="P10" style:family="paragraph">
      <loext:graphic-properties draw:fill-color="#b2b2b2"/>
      <style:paragraph-properties fo:text-align="center"/>
      <style:text-properties fo:font-size="8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8pt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aecf00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style:font-name="Courier New1"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solid" draw:fill-color="#ffff99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5cm" svg:height="0.714cm" svg:x="2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2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3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4.251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5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5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6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7.251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8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8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9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0.251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1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11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2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3.251cm" svg:y="3.286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1.249cm" svg:height="1.07cm" svg:x="2.374cm" svg:y="2.214cm" svg:viewBox="0 0 11250 1071" draw:points="0,1071 0,0 11250,0">
          <text:p/>
        </draw:polygon>
        <draw:polygon draw:style-name="gr4" draw:text-style-name="P2" draw:layer="layout" svg:width="11.249cm" svg:height="1.07cm" svg:x="2.374cm" svg:y="2.214cm" svg:viewBox="0 0 11250 1071" draw:points="750,1071 0,0 11250,0">
          <text:p/>
        </draw:polygon>
        <draw:polygon draw:style-name="gr4" draw:text-style-name="P2" draw:layer="layout" svg:width="11.249cm" svg:height="1.07cm" svg:x="2.374cm" svg:y="2.214cm" svg:viewBox="0 0 11250 1071" draw:points="1500,1071 0,0 11250,0">
          <text:p/>
        </draw:polygon>
        <draw:polygon draw:style-name="gr4" draw:text-style-name="P2" draw:layer="layout" svg:width="11.249cm" svg:height="1.07cm" svg:x="2.374cm" svg:y="2.214cm" svg:viewBox="0 0 11250 1071" draw:points="11250,1071 0,0 11250,0">
          <text:p/>
        </draw:polygon>
        <draw:custom-shape draw:style-name="gr1" draw:text-style-name="P1" draw:layer="layout" svg:width="0.75cm" svg:height="0.714cm" svg:x="2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3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4.25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6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7.25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8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9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0.25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11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2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3.251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2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2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3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4.2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5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6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7.2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8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8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9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0.2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1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1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2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3.25cm" svg:y="7.507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2.249cm" svg:height="1.006cm" svg:x="2.374cm" svg:y="6.5cm" svg:viewBox="0 0 2250 1007" draw:points="0,1007 0,0 2250,0">
          <text:p/>
        </draw:polygon>
        <draw:polygon draw:style-name="gr4" draw:text-style-name="P2" draw:layer="layout" svg:width="2.249cm" svg:height="1.006cm" svg:x="2.374cm" svg:y="6.5cm" svg:viewBox="0 0 2250 1007" draw:points="750,1007 0,0 2250,0">
          <text:p/>
        </draw:polygon>
        <draw:polygon draw:style-name="gr4" draw:text-style-name="P2" draw:layer="layout" svg:width="2.249cm" svg:height="1.006cm" svg:x="2.374cm" svg:y="6.5cm" svg:viewBox="0 0 2250 1007" draw:points="1500,1007 0,0 2250,0">
          <text:p/>
        </draw:polygon>
        <draw:polygon draw:style-name="gr4" draw:text-style-name="P2" draw:layer="layout" svg:width="11.249cm" svg:height="1.006cm" svg:x="2.374cm" svg:y="6.5cm" svg:viewBox="0 0 11250 1007" draw:points="11250,1007 0,0 2250,0">
          <text:p/>
        </draw:polygon>
        <draw:custom-shape draw:style-name="gr6" draw:text-style-name="P3" draw:layer="layout" svg:width="0.75cm" svg:height="0.75cm" svg:x="2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2.75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3.5cm" svg:y="5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2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2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3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4.2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5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6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7.2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8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8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9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0.2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1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1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2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3.25cm" svg:y="10.75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5.249cm" svg:height="0.999cm" svg:x="2.374cm" svg:y="9.75cm" svg:viewBox="0 0 5250 1000" draw:points="0,1000 3000,0 5250,0">
          <text:p/>
        </draw:polygon>
        <draw:polygon draw:style-name="gr4" draw:text-style-name="P2" draw:layer="layout" svg:width="4.499cm" svg:height="0.999cm" svg:x="3.124cm" svg:y="9.75cm" svg:viewBox="0 0 4500 1000" draw:points="0,1000 2250,0 4500,0">
          <text:p/>
        </draw:polygon>
        <draw:polygon draw:style-name="gr4" draw:text-style-name="P2" draw:layer="layout" svg:width="3.749cm" svg:height="0.999cm" svg:x="3.874cm" svg:y="9.75cm" svg:viewBox="0 0 3750 1000" draw:points="0,1000 1500,0 3750,0">
          <text:p/>
        </draw:polygon>
        <draw:polygon draw:style-name="gr4" draw:text-style-name="P2" draw:layer="layout" svg:width="8.249cm" svg:height="0.999cm" svg:x="5.374cm" svg:y="9.75cm" svg:viewBox="0 0 8250 1000" draw:points="8250,1000 0,0 2250,0">
          <text:p/>
        </draw:polygon>
        <draw:custom-shape draw:style-name="gr6" draw:text-style-name="P3" draw:layer="layout" svg:width="0.75cm" svg:height="0.75cm" svg:x="5.7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6.5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195cm" svg:height="0.649cm" svg:x="13.93cm" svg:y="1.521cm">
          <draw:text-box>
            <text:p><text:span text:style-name="T1">B</text:span><text:span text:style-name="T1">o</text:span><text:span text:style-name="T1">d</text:span><text:span text:style-name="T1">y </text:span><text:span text:style-name="T1">p</text:span><text:span text:style-name="T1">[</text:span><text:span text:style-name="T1">]</text:span></text:p>
          </draw:text-box>
        </draw:frame>
        <draw:frame draw:style-name="gr8" draw:text-style-name="P4" draw:layer="layout" svg:width="2.195cm" svg:height="0.649cm" svg:x="14.03cm" svg:y="3.308cm">
          <draw:text-box>
            <text:p><text:span text:style-name="T1">B</text:span><text:span text:style-name="T1">o</text:span><text:span text:style-name="T1">d</text:span><text:span text:style-name="T1">y </text:span><text:span text:style-name="T1">p</text:span><text:span text:style-name="T1">[</text:span><text:span text:style-name="T1">]</text:span></text:p>
          </draw:text-box>
        </draw:frame>
        <draw:frame draw:style-name="gr8" draw:text-style-name="P4" draw:layer="layout" svg:width="2.195cm" svg:height="0.649cm" svg:x="14cm" svg:y="7.6cm">
          <draw:text-box>
            <text:p><text:span text:style-name="T1">B</text:span><text:span text:style-name="T1">o</text:span><text:span text:style-name="T1">d</text:span><text:span text:style-name="T1">y </text:span><text:span text:style-name="T1">p</text:span><text:span text:style-name="T1">[</text:span><text:span text:style-name="T1">]</text:span></text:p>
          </draw:text-box>
        </draw:frame>
        <draw:frame draw:style-name="gr9" draw:text-style-name="P4" draw:layer="layout" svg:width="2.619cm" svg:height="0.649cm" svg:x="2.25cm" svg:y="5.201cm">
          <draw:text-box>
            <text:p><text:span text:style-name="T1">B</text:span><text:span text:style-name="T1">o</text:span><text:span text:style-name="T1">d</text:span><text:span text:style-name="T1">y </text:span><text:span text:style-name="T1">t</text:span><text:span text:style-name="T1">m</text:span><text:span text:style-name="T1">p</text:span><text:span text:style-name="T1">[</text:span><text:span text:style-name="T1">]</text:span></text:p>
          </draw:text-box>
        </draw:frame>
        <draw:custom-shape draw:style-name="gr10" draw:text-style-name="P5" draw:layer="layout" svg:width="0.75cm" svg:height="0.743cm" svg:x="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5.7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6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7.2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9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0.2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.7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2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3.2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.7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0.2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.7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2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3.2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2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2.7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4.25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619cm" svg:height="0.649cm" svg:x="5.231cm" svg:y="8.451cm">
          <draw:text-box>
            <text:p><text:span text:style-name="T1">B</text:span><text:span text:style-name="T1">o</text:span><text:span text:style-name="T1">d</text:span><text:span text:style-name="T1">y </text:span><text:span text:style-name="T1">t</text:span><text:span text:style-name="T1">m</text:span><text:span text:style-name="T1">p</text:span><text:span text:style-name="T1">[</text:span><text:span text:style-name="T1">]</text:span></text:p>
          </draw:text-box>
        </draw:frame>
        <draw:custom-shape draw:style-name="gr6" draw:text-style-name="P3" draw:layer="layout" svg:width="0.75cm" svg:height="0.75cm" svg:x="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7.2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4.25cm" svg:y="5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6" draw:layer="layout" svg:width="4cm" svg:height="4cm" svg:x="3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1" draw:id="id1" draw:layer="layout" svg:width="0.5cm" svg:height="0.5cm" svg:x="4cm" svg:y="2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3" draw:id="id3" draw:layer="layout" svg:width="0.501cm" svg:height="0.5cm" svg:x="4.5cm" svg:y="2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0.5cm" svg:height="0.5cm" svg:x="5.001cm" svg:y="2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0.499cm" svg:height="0.5cm" svg:x="5.501cm" svg:y="2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" draw:id="id9" draw:layer="layout" svg:width="0.5cm" svg:height="0.5cm" svg:x="6cm" svg:y="2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0.501cm" svg:height="0.5cm" svg:x="6.5cm" svg:y="2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.001cm" svg:y="2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.5cm" svg:y="2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8cm" svg:y="2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8.5cm" svg:y="2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9.001cm" svg:y="2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9.501cm" svg:y="2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.999cm" svg:y="6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.499cm" svg:y="6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cm" svg:y="6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5.5cm" svg:y="6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.999cm" svg:y="6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6.499cm" svg:y="6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" draw:id="id2" draw:layer="layout" svg:width="0.5cm" svg:height="0.5cm" svg:x="4cm" svg:y="4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0.5cm" svg:height="0.5cm" svg:x="4.5cm" svg:y="4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" draw:id="id6" draw:layer="layout" svg:width="0.5cm" svg:height="0.5cm" svg:x="5cm" svg:y="4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0.5cm" svg:height="0.5cm" svg:x="5.5cm" svg:y="4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0" draw:id="id10" draw:layer="layout" svg:width="0.499cm" svg:height="0.5cm" svg:x="6cm" svg:y="4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2" draw:id="id12" draw:layer="layout" svg:width="0.501cm" svg:height="0.5cm" svg:x="6.499cm" svg:y="4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4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4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line" svg:x1="4.25cm" svg:y1="3cm" svg:x2="4.25cm" svg:y2="4cm" draw:start-shape="id1" draw:start-glue-point="2" draw:end-shape="id2" draw:end-glue-point="0" svg:d="M4250 3000v1000" svg:viewBox="0 0 1 1001">
          <text:p/>
        </draw:connector>
        <draw:connector draw:style-name="gr17" draw:text-style-name="P11" draw:layer="layout" draw:type="line" svg:x1="4.75cm" svg:y1="3cm" svg:x2="4.75cm" svg:y2="4cm" draw:start-shape="id3" draw:start-glue-point="2" draw:end-shape="id4" draw:end-glue-point="0" svg:d="M4750 3000v1000" svg:viewBox="0 0 1 1001">
          <text:p/>
        </draw:connector>
        <draw:connector draw:style-name="gr17" draw:text-style-name="P11" draw:layer="layout" draw:type="line" svg:x1="5.251cm" svg:y1="3cm" svg:x2="5.25cm" svg:y2="4cm" draw:start-shape="id5" draw:start-glue-point="2" draw:end-shape="id6" draw:end-glue-point="0" svg:d="M5251 3000l-1 1000" svg:viewBox="0 0 2 1001">
          <text:p/>
        </draw:connector>
        <draw:connector draw:style-name="gr17" draw:text-style-name="P11" draw:layer="layout" draw:type="line" svg:x1="5.75cm" svg:y1="3cm" svg:x2="5.75cm" svg:y2="4cm" draw:start-shape="id7" draw:start-glue-point="2" draw:end-shape="id8" svg:d="M5750 3000v1000" svg:viewBox="0 0 1 1001">
          <text:p/>
        </draw:connector>
        <draw:connector draw:style-name="gr17" draw:text-style-name="P11" draw:layer="layout" draw:type="line" svg:x1="6.25cm" svg:y1="3cm" svg:x2="6.249cm" svg:y2="4cm" draw:start-shape="id9" draw:start-glue-point="2" draw:end-shape="id10" draw:end-glue-point="0" svg:d="M6250 3000l-1 1000" svg:viewBox="0 0 2 1001">
          <text:p/>
        </draw:connector>
        <draw:connector draw:style-name="gr17" draw:text-style-name="P11" draw:layer="layout" draw:type="line" svg:x1="6.75cm" svg:y1="3cm" svg:x2="6.749cm" svg:y2="4cm" draw:start-shape="id11" draw:start-glue-point="2" draw:end-shape="id12" draw:end-glue-point="0" svg:d="M6750 3000l-1 1000" svg:viewBox="0 0 2 1001">
          <text:p/>
        </draw:connector>
        <draw:custom-shape draw:style-name="gr11" draw:text-style-name="P12" draw:layer="layout" svg:width="4cm" svg:height="4cm" svg:x="1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5" draw:id="id15" draw:layer="layout" svg:width="0.5cm" svg:height="0.5cm" svg:x="13cm" svg:y="6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6" draw:id="id26" draw:layer="layout" svg:width="0.501cm" svg:height="0.5cm" svg:x="13.5cm" svg:y="6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7" draw:id="id27" draw:layer="layout" svg:width="0.499cm" svg:height="0.5cm" svg:x="14.001cm" svg:y="6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8" draw:id="id28" draw:layer="layout" svg:width="0.5cm" svg:height="0.5cm" svg:x="14.5cm" svg:y="6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9" draw:id="id29" draw:layer="layout" svg:width="0.5cm" svg:height="0.5cm" svg:x="15cm" svg:y="6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0" draw:id="id30" draw:layer="layout" svg:width="0.5cm" svg:height="0.5cm" svg:x="15.5cm" svg:y="6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3" draw:id="id13" draw:layer="layout" svg:width="0.5cm" svg:height="0.5cm" svg:x="13cm" svg:y="4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1" draw:id="id21" draw:layer="layout" svg:width="0.5cm" svg:height="0.5cm" svg:x="13.5cm" svg:y="4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2" draw:id="id22" draw:layer="layout" svg:width="0.5cm" svg:height="0.5cm" svg:x="14cm" svg:y="4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3" draw:id="id23" draw:layer="layout" svg:width="0.499cm" svg:height="0.5cm" svg:x="14.5cm" svg:y="4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5" draw:id="id25" draw:layer="layout" svg:width="0.5cm" svg:height="0.5cm" svg:x="15cm" svg:y="4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24" draw:id="id24" draw:layer="layout" svg:width="0.501cm" svg:height="0.5cm" svg:x="15.499cm" svg:y="4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4" draw:id="id14" draw:layer="layout" svg:width="0.5cm" svg:height="0.5cm" svg:x="13.001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6" draw:id="id16" draw:layer="layout" svg:width="0.5cm" svg:height="0.5cm" svg:x="13.501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7" draw:id="id17" draw:layer="layout" svg:width="0.499cm" svg:height="0.5cm" svg:x="14.001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8" draw:id="id18" draw:layer="layout" svg:width="0.5cm" svg:height="0.5cm" svg:x="14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9" draw:id="id19" draw:layer="layout" svg:width="0.5cm" svg:height="0.5cm" svg:x="1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20" draw:id="id20" draw:layer="layout" svg:width="0.5cm" svg:height="0.5cm" svg:x="15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3.25cm" svg:y1="4.5cm" svg:x2="13.251cm" svg:y2="5.25cm" draw:start-shape="id13" draw:start-glue-point="2" draw:end-shape="id14" draw:end-glue-point="4" svg:d="M13250 4500l1 750" svg:viewBox="0 0 2 751">
          <text:p/>
        </draw:connector>
        <draw:connector draw:style-name="gr18" draw:text-style-name="P13" draw:layer="layout" draw:type="line" svg:x1="13.251cm" svg:y1="5.75cm" svg:x2="13.25cm" svg:y2="6.5cm" draw:start-shape="id14" draw:start-glue-point="8" draw:end-shape="id15" draw:end-glue-point="0" svg:d="M13251 5750l-1 750" svg:viewBox="0 0 2 751">
          <text:p/>
        </draw:connector>
        <draw:connector draw:style-name="gr19" draw:text-style-name="P13" draw:layer="layout" draw:type="line" svg:x1="13.25cm" svg:y1="4.5cm" svg:x2="13.751cm" svg:y2="5.25cm" draw:start-shape="id13" draw:start-glue-point="2" draw:end-shape="id16" draw:end-glue-point="4" svg:d="M13250 4500l501 750" svg:viewBox="0 0 502 751">
          <text:p/>
        </draw:connector>
        <draw:connector draw:style-name="gr19" draw:text-style-name="P13" draw:layer="layout" draw:type="line" svg:x1="13.25cm" svg:y1="4.5cm" svg:x2="14.251cm" svg:y2="5.25cm" draw:start-shape="id13" draw:start-glue-point="2" draw:end-shape="id17" draw:end-glue-point="4" svg:d="M13250 4500l1001 750" svg:viewBox="0 0 1002 751">
          <text:p/>
        </draw:connector>
        <draw:connector draw:style-name="gr19" draw:text-style-name="P13" draw:layer="layout" draw:type="line" svg:x1="13.25cm" svg:y1="4.5cm" svg:x2="14.75cm" svg:y2="5.25cm" draw:start-shape="id13" draw:start-glue-point="2" draw:end-shape="id18" draw:end-glue-point="4" svg:d="M13250 4500l1500 750" svg:viewBox="0 0 1501 751">
          <text:p/>
        </draw:connector>
        <draw:connector draw:style-name="gr19" draw:text-style-name="P13" draw:layer="layout" draw:type="line" svg:x1="13.25cm" svg:y1="4.5cm" svg:x2="15.25cm" svg:y2="5.25cm" draw:start-shape="id13" draw:start-glue-point="2" draw:end-shape="id19" draw:end-glue-point="4" svg:d="M13250 4500l2000 750" svg:viewBox="0 0 2001 751">
          <text:p/>
        </draw:connector>
        <draw:connector draw:style-name="gr19" draw:text-style-name="P13" draw:layer="layout" draw:type="line" svg:x1="13.25cm" svg:y1="4.5cm" svg:x2="15.75cm" svg:y2="5.25cm" draw:start-shape="id13" draw:start-glue-point="2" draw:end-shape="id20" draw:end-glue-point="4" svg:d="M13250 4500l2500 750" svg:viewBox="0 0 2501 751">
          <text:p/>
        </draw:connector>
        <draw:connector draw:style-name="gr19" draw:text-style-name="P13" draw:layer="layout" draw:type="line" svg:x1="13.75cm" svg:y1="4.5cm" svg:x2="13.751cm" svg:y2="5.25cm" draw:start-shape="id21" draw:start-glue-point="2" draw:end-shape="id16" draw:end-glue-point="4" svg:d="M13750 4500l1 750" svg:viewBox="0 0 2 751">
          <text:p/>
        </draw:connector>
        <draw:connector draw:style-name="gr19" draw:text-style-name="P13" draw:layer="layout" draw:type="line" svg:x1="14.25cm" svg:y1="4.5cm" svg:x2="14.251cm" svg:y2="5.25cm" draw:start-shape="id22" draw:start-glue-point="2" draw:end-shape="id17" draw:end-glue-point="4" svg:d="M14250 4500l1 750" svg:viewBox="0 0 2 751">
          <text:p/>
        </draw:connector>
        <draw:connector draw:style-name="gr19" draw:text-style-name="P13" draw:layer="layout" draw:type="line" svg:x1="13.75cm" svg:y1="4.5cm" svg:x2="14.251cm" svg:y2="5.25cm" draw:start-shape="id21" draw:start-glue-point="2" draw:end-shape="id17" draw:end-glue-point="4" svg:d="M13750 4500l501 750" svg:viewBox="0 0 502 751">
          <text:p/>
        </draw:connector>
        <draw:connector draw:style-name="gr19" draw:text-style-name="P13" draw:layer="layout" draw:type="line" svg:x1="13.75cm" svg:y1="4.5cm" svg:x2="14.75cm" svg:y2="5.25cm" draw:start-shape="id21" draw:start-glue-point="2" draw:end-shape="id18" draw:end-glue-point="4" svg:d="M13750 4500l1000 750" svg:viewBox="0 0 1001 751">
          <text:p/>
        </draw:connector>
        <draw:connector draw:style-name="gr19" draw:text-style-name="P13" draw:layer="layout" draw:type="line" svg:x1="13.75cm" svg:y1="4.5cm" svg:x2="15.25cm" svg:y2="5.25cm" draw:start-shape="id21" draw:start-glue-point="2" draw:end-shape="id19" draw:end-glue-point="4" svg:d="M13750 4500l1500 750" svg:viewBox="0 0 1501 751">
          <text:p/>
        </draw:connector>
        <draw:connector draw:style-name="gr19" draw:text-style-name="P13" draw:layer="layout" draw:type="line" svg:x1="13.75cm" svg:y1="4.5cm" svg:x2="15.75cm" svg:y2="5.25cm" draw:start-shape="id21" draw:start-glue-point="2" draw:end-shape="id20" draw:end-glue-point="4" svg:d="M13750 4500l2000 750" svg:viewBox="0 0 2001 751">
          <text:p/>
        </draw:connector>
        <draw:connector draw:style-name="gr19" draw:text-style-name="P13" draw:layer="layout" draw:type="line" svg:x1="14.25cm" svg:y1="4.5cm" svg:x2="14.75cm" svg:y2="5.25cm" draw:start-shape="id22" draw:start-glue-point="2" draw:end-shape="id18" draw:end-glue-point="4" svg:d="M14250 4500l500 750" svg:viewBox="0 0 501 751">
          <text:p/>
        </draw:connector>
        <draw:connector draw:style-name="gr19" draw:text-style-name="P13" draw:layer="layout" draw:type="line" svg:x1="14.25cm" svg:y1="4.5cm" svg:x2="15.25cm" svg:y2="5.25cm" draw:start-shape="id22" draw:start-glue-point="2" draw:end-shape="id19" draw:end-glue-point="4" svg:d="M14250 4500l1000 750" svg:viewBox="0 0 1001 751">
          <text:p/>
        </draw:connector>
        <draw:connector draw:style-name="gr19" draw:text-style-name="P13" draw:layer="layout" draw:type="line" svg:x1="14.25cm" svg:y1="4.5cm" svg:x2="15.75cm" svg:y2="5.25cm" draw:start-shape="id22" draw:start-glue-point="2" draw:end-shape="id20" draw:end-glue-point="4" svg:d="M14250 4500l1500 750" svg:viewBox="0 0 1501 751">
          <text:p/>
        </draw:connector>
        <draw:connector draw:style-name="gr19" draw:text-style-name="P13" draw:layer="layout" draw:type="line" svg:x1="14.749cm" svg:y1="4.5cm" svg:x2="14.75cm" svg:y2="5.25cm" draw:start-shape="id23" draw:start-glue-point="2" draw:end-shape="id18" draw:end-glue-point="4" svg:d="M14749 4500l1 750" svg:viewBox="0 0 2 751">
          <text:p/>
        </draw:connector>
        <draw:connector draw:style-name="gr19" draw:text-style-name="P13" draw:layer="layout" draw:type="line" svg:x1="14.749cm" svg:y1="4.5cm" svg:x2="13.751cm" svg:y2="5.25cm" draw:start-shape="id23" draw:start-glue-point="2" draw:end-shape="id16" draw:end-glue-point="4" svg:d="M14749 4500l-998 750" svg:viewBox="0 0 999 751">
          <text:p/>
        </draw:connector>
        <draw:connector draw:style-name="gr19" draw:text-style-name="P13" draw:layer="layout" draw:type="line" svg:x1="14.749cm" svg:y1="4.5cm" svg:x2="14.251cm" svg:y2="5.25cm" draw:start-shape="id23" draw:start-glue-point="2" draw:end-shape="id17" draw:end-glue-point="4" svg:d="M14749 4500l-498 750" svg:viewBox="0 0 499 751">
          <text:p/>
        </draw:connector>
        <draw:connector draw:style-name="gr19" draw:text-style-name="P13" draw:layer="layout" draw:type="line" svg:x1="14.25cm" svg:y1="4.5cm" svg:x2="13.751cm" svg:y2="5.25cm" draw:start-shape="id22" draw:start-glue-point="2" draw:end-shape="id16" draw:end-glue-point="4" svg:d="M14250 4500l-499 750" svg:viewBox="0 0 500 751">
          <text:p/>
        </draw:connector>
        <draw:connector draw:style-name="gr19" draw:text-style-name="P13" draw:layer="layout" draw:type="line" svg:x1="14.749cm" svg:y1="4.5cm" svg:x2="15.25cm" svg:y2="5.25cm" draw:start-shape="id23" draw:start-glue-point="2" draw:end-shape="id19" draw:end-glue-point="4" svg:d="M14749 4500l501 750" svg:viewBox="0 0 502 751">
          <text:p/>
        </draw:connector>
        <draw:connector draw:style-name="gr19" draw:text-style-name="P13" draw:layer="layout" draw:type="line" svg:x1="14.749cm" svg:y1="4.5cm" svg:x2="15.75cm" svg:y2="5.25cm" draw:start-shape="id23" draw:start-glue-point="2" draw:end-shape="id20" draw:end-glue-point="4" svg:d="M14749 4500l1001 750" svg:viewBox="0 0 1002 751">
          <text:p/>
        </draw:connector>
        <draw:connector draw:style-name="gr19" draw:text-style-name="P13" draw:layer="layout" draw:type="line" svg:x1="15.749cm" svg:y1="4.5cm" svg:x2="15.75cm" svg:y2="5.25cm" draw:start-shape="id24" draw:start-glue-point="2" draw:end-shape="id20" draw:end-glue-point="4" svg:d="M15749 4500l1 750" svg:viewBox="0 0 2 751">
          <text:p/>
        </draw:connector>
        <draw:connector draw:style-name="gr19" draw:text-style-name="P13" draw:layer="layout" draw:type="line" svg:x1="15.749cm" svg:y1="4.5cm" svg:x2="15.25cm" svg:y2="5.25cm" draw:start-shape="id24" draw:start-glue-point="2" draw:end-shape="id19" draw:end-glue-point="4" svg:d="M15749 4500l-499 750" svg:viewBox="0 0 500 751">
          <text:p/>
        </draw:connector>
        <draw:connector draw:style-name="gr19" draw:text-style-name="P13" draw:layer="layout" draw:type="line" svg:x1="15.749cm" svg:y1="4.5cm" svg:x2="14.75cm" svg:y2="5.25cm" draw:start-shape="id24" draw:start-glue-point="2" draw:end-shape="id18" draw:end-glue-point="4" svg:d="M15749 4500l-999 750" svg:viewBox="0 0 1000 751">
          <text:p/>
        </draw:connector>
        <draw:connector draw:style-name="gr19" draw:text-style-name="P13" draw:layer="layout" draw:type="line" svg:x1="15.749cm" svg:y1="4.5cm" svg:x2="14.251cm" svg:y2="5.25cm" draw:start-shape="id24" draw:start-glue-point="2" draw:end-shape="id17" draw:end-glue-point="4" svg:d="M15749 4500l-1498 750" svg:viewBox="0 0 1499 751">
          <text:p/>
        </draw:connector>
        <draw:connector draw:style-name="gr19" draw:text-style-name="P13" draw:layer="layout" draw:type="line" svg:x1="15.25cm" svg:y1="4.5cm" svg:x2="15.25cm" svg:y2="5.25cm" draw:start-shape="id25" draw:start-glue-point="2" draw:end-shape="id19" draw:end-glue-point="4" svg:d="M15250 4500v750" svg:viewBox="0 0 1 751">
          <text:p/>
        </draw:connector>
        <draw:connector draw:style-name="gr19" draw:text-style-name="P13" draw:layer="layout" draw:type="line" svg:x1="15.25cm" svg:y1="4.5cm" svg:x2="15.75cm" svg:y2="5.25cm" draw:start-shape="id25" draw:start-glue-point="2" draw:end-shape="id20" draw:end-glue-point="4" svg:d="M15250 4500l500 750" svg:viewBox="0 0 501 751">
          <text:p/>
        </draw:connector>
        <draw:connector draw:style-name="gr19" draw:text-style-name="P13" draw:layer="layout" draw:type="line" svg:x1="15.25cm" svg:y1="4.5cm" svg:x2="14.75cm" svg:y2="5.25cm" draw:start-shape="id25" draw:start-glue-point="2" draw:end-shape="id18" svg:d="M15250 4500l-500 750" svg:viewBox="0 0 501 751">
          <text:p/>
        </draw:connector>
        <draw:connector draw:style-name="gr19" draw:text-style-name="P13" draw:layer="layout" draw:type="line" svg:x1="15.25cm" svg:y1="4.5cm" svg:x2="14.251cm" svg:y2="5.25cm" draw:start-shape="id25" draw:start-glue-point="2" draw:end-shape="id17" draw:end-glue-point="4" svg:d="M15250 4500l-999 750" svg:viewBox="0 0 1000 751">
          <text:p/>
        </draw:connector>
        <draw:connector draw:style-name="gr18" draw:text-style-name="P13" draw:layer="layout" draw:type="line" svg:x1="13.751cm" svg:y1="5.75cm" svg:x2="13.75cm" svg:y2="6.5cm" draw:start-shape="id16" draw:start-glue-point="8" draw:end-shape="id26" draw:end-glue-point="0" svg:d="M13751 5750l-1 750" svg:viewBox="0 0 2 751">
          <text:p/>
        </draw:connector>
        <draw:connector draw:style-name="gr18" draw:text-style-name="P13" draw:layer="layout" draw:type="line" svg:x1="14.251cm" svg:y1="5.75cm" svg:x2="14.25cm" svg:y2="6.5cm" draw:start-shape="id17" draw:start-glue-point="8" draw:end-shape="id27" draw:end-glue-point="0" svg:d="M14251 5750l-1 750" svg:viewBox="0 0 2 751">
          <text:p/>
        </draw:connector>
        <draw:connector draw:style-name="gr18" draw:text-style-name="P13" draw:layer="layout" draw:type="line" svg:x1="14.75cm" svg:y1="5.75cm" svg:x2="14.75cm" svg:y2="6.5cm" draw:start-shape="id18" draw:start-glue-point="8" draw:end-shape="id28" draw:end-glue-point="0" svg:d="M14750 5750v750" svg:viewBox="0 0 1 751">
          <text:p/>
        </draw:connector>
        <draw:connector draw:style-name="gr18" draw:text-style-name="P13" draw:layer="layout" draw:type="line" svg:x1="15.25cm" svg:y1="5.75cm" svg:x2="15.25cm" svg:y2="6.5cm" draw:start-shape="id19" draw:start-glue-point="8" draw:end-shape="id29" draw:end-glue-point="0" svg:d="M15250 5750v750" svg:viewBox="0 0 1 751">
          <text:p/>
        </draw:connector>
        <draw:connector draw:style-name="gr18" draw:text-style-name="P13" draw:layer="layout" draw:type="line" svg:x1="15.75cm" svg:y1="5.75cm" svg:x2="15.75cm" svg:y2="6.5cm" draw:start-shape="id20" draw:start-glue-point="8" draw:end-shape="id30" svg:d="M15750 5750v750" svg:viewBox="0 0 1 751">
          <text:p/>
        </draw:connector>
        <draw:connector draw:style-name="gr19" draw:text-style-name="P13" draw:layer="layout" draw:type="line" svg:x1="15.749cm" svg:y1="4.5cm" svg:x2="13.751cm" svg:y2="5.25cm" draw:start-shape="id24" draw:start-glue-point="2" draw:end-shape="id16" svg:d="M15749 4500l-1998 750" svg:viewBox="0 0 1999 751">
          <text:p/>
        </draw:connector>
        <draw:connector draw:style-name="gr19" draw:text-style-name="P13" draw:layer="layout" draw:type="line" svg:x1="15.25cm" svg:y1="4.5cm" svg:x2="13.751cm" svg:y2="5.25cm" draw:start-shape="id25" draw:start-glue-point="2" draw:end-shape="id16" svg:d="M15250 4500l-1499 750" svg:viewBox="0 0 1500 751">
          <text:p/>
        </draw:connector>
        <draw:custom-shape draw:style-name="gr12" draw:text-style-name="P8" draw:layer="layout" svg:width="0.5cm" svg:height="0.5cm" svg:x="13cm" svg:y="2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01cm" svg:height="0.5cm" svg:x="13.5cm" svg:y="2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4.001cm" svg:y="2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499cm" svg:height="0.5cm" svg:x="14.501cm" svg:y="2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5cm" svg:y="2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01cm" svg:height="0.5cm" svg:x="15.5cm" svg:y="2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6.001cm" svg:y="2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6.5cm" svg:y="2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7cm" svg:y="2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17.5cm" svg:y="2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8.001cm" svg:y="2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18.501cm" svg:y="2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cm" svg:height="4cm" svg:x="3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5cm" svg:height="0.5cm" svg:x="4cm" svg:y="9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.5cm" svg:y="9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.001cm" svg:y="9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5.501cm" svg:y="9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6cm" svg:y="9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6.5cm" svg:y="9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1" draw:id="id31" draw:layer="layout" svg:width="0.5cm" svg:height="0.5cm" svg:x="7.001cm" svg:y="9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3" draw:id="id33" draw:layer="layout" svg:width="0.5cm" svg:height="0.5cm" svg:x="7.5cm" svg:y="9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5" draw:id="id35" draw:layer="layout" svg:width="0.5cm" svg:height="0.5cm" svg:x="8cm" svg:y="9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37" draw:id="id37" draw:layer="layout" svg:width="0.501cm" svg:height="0.5cm" svg:x="8.5cm" svg:y="9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9" draw:id="id39" draw:layer="layout" svg:width="0.5cm" svg:height="0.5cm" svg:x="9.001cm" svg:y="9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1" draw:id="id41" draw:layer="layout" svg:width="0.499cm" svg:height="0.5cm" svg:x="9.501cm" svg:y="9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.999cm" svg:y="13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.499cm" svg:y="13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cm" svg:y="13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5.5cm" svg:y="13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.999cm" svg:y="13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6.499cm" svg:y="13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2" draw:id="id32" draw:layer="layout" svg:width="0.5cm" svg:height="0.5cm" svg:x="4cm" svg:y="11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4" draw:id="id34" draw:layer="layout" svg:width="0.5cm" svg:height="0.5cm" svg:x="4.5cm" svg:y="11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6" draw:id="id36" draw:layer="layout" svg:width="0.5cm" svg:height="0.5cm" svg:x="5cm" svg:y="11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8" draw:id="id38" draw:layer="layout" svg:width="0.5cm" svg:height="0.5cm" svg:x="5.5cm" svg:y="11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0" draw:id="id40" draw:layer="layout" svg:width="0.499cm" svg:height="0.5cm" svg:x="6cm" svg:y="11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42" draw:id="id42" draw:layer="layout" svg:width="0.501cm" svg:height="0.5cm" svg:x="6.499cm" svg:y="11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4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4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7.251cm" svg:y1="10cm" svg:x2="4.25cm" svg:y2="11cm" draw:start-shape="id31" draw:start-glue-point="2" draw:end-shape="id32" draw:end-glue-point="0" svg:d="M7251 10000l-3001 1000" svg:viewBox="0 0 3002 1001">
          <text:p/>
        </draw:connector>
        <draw:connector draw:style-name="gr17" draw:text-style-name="P14" draw:layer="layout" draw:type="line" svg:x1="7.75cm" svg:y1="10cm" svg:x2="4.75cm" svg:y2="11cm" draw:start-shape="id33" draw:start-glue-point="2" draw:end-shape="id34" draw:end-glue-point="0" svg:d="M7750 10000l-3000 1000" svg:viewBox="0 0 3001 1001">
          <text:p/>
        </draw:connector>
        <draw:connector draw:style-name="gr17" draw:text-style-name="P14" draw:layer="layout" draw:type="line" svg:x1="8.25cm" svg:y1="10cm" svg:x2="5.25cm" svg:y2="11cm" draw:start-shape="id35" draw:start-glue-point="2" draw:end-shape="id36" draw:end-glue-point="0" svg:d="M8250 10000l-3000 1000" svg:viewBox="0 0 3001 1001">
          <text:p/>
        </draw:connector>
        <draw:connector draw:style-name="gr17" draw:text-style-name="P14" draw:layer="layout" draw:type="line" svg:x1="8.75cm" svg:y1="10cm" svg:x2="5.75cm" svg:y2="11cm" draw:start-shape="id37" draw:start-glue-point="2" draw:end-shape="id38" draw:end-glue-point="0" svg:d="M8750 10000l-3000 1000" svg:viewBox="0 0 3001 1001">
          <text:p/>
        </draw:connector>
        <draw:connector draw:style-name="gr17" draw:text-style-name="P14" draw:layer="layout" draw:type="line" svg:x1="9.251cm" svg:y1="10cm" svg:x2="6.249cm" svg:y2="11cm" draw:start-shape="id39" draw:start-glue-point="2" draw:end-shape="id40" draw:end-glue-point="0" svg:d="M9251 10000l-3002 1000" svg:viewBox="0 0 3003 1001">
          <text:p/>
        </draw:connector>
        <draw:connector draw:style-name="gr17" draw:text-style-name="P14" draw:layer="layout" draw:type="line" svg:x1="9.75cm" svg:y1="10cm" svg:x2="6.749cm" svg:y2="11cm" draw:start-shape="id41" draw:start-glue-point="2" draw:end-shape="id42" draw:end-glue-point="0" svg:d="M9750 10000l-3001 1000" svg:viewBox="0 0 3002 1001">
          <text:p/>
        </draw:connector>
        <draw:custom-shape draw:style-name="gr11" draw:text-style-name="P6" draw:layer="layout" svg:width="4cm" svg:height="4cm" svg:x="12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5cm" svg:height="0.5cm" svg:x="13cm" svg:y="9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13.5cm" svg:y="9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4.001cm" svg:y="9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14.501cm" svg:y="9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5cm" svg:y="9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15.5cm" svg:y="9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6.001cm" svg:y="9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6.5cm" svg:y="9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7cm" svg:y="9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01cm" svg:height="0.5cm" svg:x="17.5cm" svg:y="9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8.001cm" svg:y="9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499cm" svg:height="0.5cm" svg:x="18.501cm" svg:y="9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5" draw:id="id45" draw:layer="layout" svg:width="0.5cm" svg:height="0.5cm" svg:x="13cm" svg:y="13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56" draw:id="id56" draw:layer="layout" svg:width="0.501cm" svg:height="0.5cm" svg:x="13.5cm" svg:y="13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57" draw:id="id57" draw:layer="layout" svg:width="0.499cm" svg:height="0.5cm" svg:x="14.001cm" svg:y="13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58" draw:id="id58" draw:layer="layout" svg:width="0.5cm" svg:height="0.5cm" svg:x="14.5cm" svg:y="13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59" draw:id="id59" draw:layer="layout" svg:width="0.5cm" svg:height="0.5cm" svg:x="15cm" svg:y="13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60" draw:id="id60" draw:layer="layout" svg:width="0.5cm" svg:height="0.5cm" svg:x="15.5cm" svg:y="13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3" draw:id="id43" draw:layer="layout" svg:width="0.5cm" svg:height="0.5cm" svg:x="13cm" svg:y="11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1" draw:id="id51" draw:layer="layout" svg:width="0.5cm" svg:height="0.5cm" svg:x="13.5cm" svg:y="11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2" draw:id="id52" draw:layer="layout" svg:width="0.5cm" svg:height="0.5cm" svg:x="14cm" svg:y="11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3" draw:id="id53" draw:layer="layout" svg:width="0.499cm" svg:height="0.5cm" svg:x="14.5cm" svg:y="11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5" draw:id="id55" draw:layer="layout" svg:width="0.5cm" svg:height="0.5cm" svg:x="15cm" svg:y="11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54" draw:id="id54" draw:layer="layout" svg:width="0.501cm" svg:height="0.5cm" svg:x="15.499cm" svg:y="11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44" draw:id="id44" draw:layer="layout" svg:width="0.5cm" svg:height="0.5cm" svg:x="13.001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6" draw:id="id46" draw:layer="layout" svg:width="0.5cm" svg:height="0.5cm" svg:x="13.501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7" draw:id="id47" draw:layer="layout" svg:width="0.499cm" svg:height="0.5cm" svg:x="14.001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8" draw:id="id48" draw:layer="layout" svg:width="0.5cm" svg:height="0.5cm" svg:x="14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9" draw:id="id49" draw:layer="layout" svg:width="0.5cm" svg:height="0.5cm" svg:x="1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50" draw:id="id50" draw:layer="layout" svg:width="0.5cm" svg:height="0.5cm" svg:x="15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3.25cm" svg:y1="11.5cm" svg:x2="13.251cm" svg:y2="12.25cm" draw:start-shape="id43" draw:start-glue-point="2" draw:end-shape="id44" draw:end-glue-point="4" svg:d="M13250 11500l1 750" svg:viewBox="0 0 2 751">
          <text:p/>
        </draw:connector>
        <draw:connector draw:style-name="gr18" draw:text-style-name="P13" draw:layer="layout" draw:type="line" svg:x1="13.251cm" svg:y1="12.75cm" svg:x2="13.25cm" svg:y2="13.5cm" draw:start-shape="id44" draw:start-glue-point="8" draw:end-shape="id45" draw:end-glue-point="0" svg:d="M13251 12750l-1 750" svg:viewBox="0 0 2 751">
          <text:p/>
        </draw:connector>
        <draw:connector draw:style-name="gr19" draw:text-style-name="P13" draw:layer="layout" draw:type="line" svg:x1="13.25cm" svg:y1="11.5cm" svg:x2="13.751cm" svg:y2="12.25cm" draw:start-shape="id43" draw:start-glue-point="2" draw:end-shape="id46" draw:end-glue-point="4" svg:d="M13250 11500l501 750" svg:viewBox="0 0 502 751">
          <text:p/>
        </draw:connector>
        <draw:connector draw:style-name="gr19" draw:text-style-name="P13" draw:layer="layout" draw:type="line" svg:x1="13.25cm" svg:y1="11.5cm" svg:x2="14.251cm" svg:y2="12.25cm" draw:start-shape="id43" draw:start-glue-point="2" draw:end-shape="id47" draw:end-glue-point="4" svg:d="M13250 11500l1001 750" svg:viewBox="0 0 1002 751">
          <text:p/>
        </draw:connector>
        <draw:connector draw:style-name="gr19" draw:text-style-name="P13" draw:layer="layout" draw:type="line" svg:x1="13.25cm" svg:y1="11.5cm" svg:x2="14.75cm" svg:y2="12.25cm" draw:start-shape="id43" draw:start-glue-point="2" draw:end-shape="id48" draw:end-glue-point="4" svg:d="M13250 11500l1500 750" svg:viewBox="0 0 1501 751">
          <text:p/>
        </draw:connector>
        <draw:connector draw:style-name="gr19" draw:text-style-name="P13" draw:layer="layout" draw:type="line" svg:x1="13.25cm" svg:y1="11.5cm" svg:x2="15.25cm" svg:y2="12.25cm" draw:start-shape="id43" draw:start-glue-point="2" draw:end-shape="id49" draw:end-glue-point="4" svg:d="M13250 11500l2000 750" svg:viewBox="0 0 2001 751">
          <text:p/>
        </draw:connector>
        <draw:connector draw:style-name="gr19" draw:text-style-name="P13" draw:layer="layout" draw:type="line" svg:x1="13.25cm" svg:y1="11.5cm" svg:x2="15.75cm" svg:y2="12.25cm" draw:start-shape="id43" draw:start-glue-point="2" draw:end-shape="id50" draw:end-glue-point="4" svg:d="M13250 11500l2500 750" svg:viewBox="0 0 2501 751">
          <text:p/>
        </draw:connector>
        <draw:connector draw:style-name="gr19" draw:text-style-name="P13" draw:layer="layout" draw:type="line" svg:x1="13.75cm" svg:y1="11.5cm" svg:x2="13.751cm" svg:y2="12.25cm" draw:start-shape="id51" draw:start-glue-point="2" draw:end-shape="id46" draw:end-glue-point="4" svg:d="M13750 11500l1 750" svg:viewBox="0 0 2 751">
          <text:p/>
        </draw:connector>
        <draw:connector draw:style-name="gr19" draw:text-style-name="P13" draw:layer="layout" draw:type="line" svg:x1="14.25cm" svg:y1="11.5cm" svg:x2="14.251cm" svg:y2="12.25cm" draw:start-shape="id52" draw:start-glue-point="2" draw:end-shape="id47" draw:end-glue-point="4" svg:d="M14250 11500l1 750" svg:viewBox="0 0 2 751">
          <text:p/>
        </draw:connector>
        <draw:connector draw:style-name="gr19" draw:text-style-name="P13" draw:layer="layout" draw:type="line" svg:x1="13.75cm" svg:y1="11.5cm" svg:x2="14.251cm" svg:y2="12.25cm" draw:start-shape="id51" draw:start-glue-point="2" draw:end-shape="id47" draw:end-glue-point="4" svg:d="M13750 11500l501 750" svg:viewBox="0 0 502 751">
          <text:p/>
        </draw:connector>
        <draw:connector draw:style-name="gr19" draw:text-style-name="P13" draw:layer="layout" draw:type="line" svg:x1="13.75cm" svg:y1="11.5cm" svg:x2="14.75cm" svg:y2="12.25cm" draw:start-shape="id51" draw:start-glue-point="2" draw:end-shape="id48" draw:end-glue-point="4" svg:d="M13750 11500l1000 750" svg:viewBox="0 0 1001 751">
          <text:p/>
        </draw:connector>
        <draw:connector draw:style-name="gr19" draw:text-style-name="P13" draw:layer="layout" draw:type="line" svg:x1="13.75cm" svg:y1="11.5cm" svg:x2="15.25cm" svg:y2="12.25cm" draw:start-shape="id51" draw:start-glue-point="2" draw:end-shape="id49" draw:end-glue-point="4" svg:d="M13750 11500l1500 750" svg:viewBox="0 0 1501 751">
          <text:p/>
        </draw:connector>
        <draw:connector draw:style-name="gr19" draw:text-style-name="P13" draw:layer="layout" draw:type="line" svg:x1="13.75cm" svg:y1="11.5cm" svg:x2="15.75cm" svg:y2="12.25cm" draw:start-shape="id51" draw:start-glue-point="2" draw:end-shape="id50" draw:end-glue-point="4" svg:d="M13750 11500l2000 750" svg:viewBox="0 0 2001 751">
          <text:p/>
        </draw:connector>
        <draw:connector draw:style-name="gr19" draw:text-style-name="P13" draw:layer="layout" draw:type="line" svg:x1="14.25cm" svg:y1="11.5cm" svg:x2="14.75cm" svg:y2="12.25cm" draw:start-shape="id52" draw:start-glue-point="2" draw:end-shape="id48" draw:end-glue-point="4" svg:d="M14250 11500l500 750" svg:viewBox="0 0 501 751">
          <text:p/>
        </draw:connector>
        <draw:connector draw:style-name="gr19" draw:text-style-name="P13" draw:layer="layout" draw:type="line" svg:x1="14.25cm" svg:y1="11.5cm" svg:x2="15.25cm" svg:y2="12.25cm" draw:start-shape="id52" draw:start-glue-point="2" draw:end-shape="id49" draw:end-glue-point="4" svg:d="M14250 11500l1000 750" svg:viewBox="0 0 1001 751">
          <text:p/>
        </draw:connector>
        <draw:connector draw:style-name="gr19" draw:text-style-name="P13" draw:layer="layout" draw:type="line" svg:x1="14.25cm" svg:y1="11.5cm" svg:x2="15.75cm" svg:y2="12.25cm" draw:start-shape="id52" draw:start-glue-point="2" draw:end-shape="id50" draw:end-glue-point="4" svg:d="M14250 11500l1500 750" svg:viewBox="0 0 1501 751">
          <text:p/>
        </draw:connector>
        <draw:connector draw:style-name="gr19" draw:text-style-name="P13" draw:layer="layout" draw:type="line" svg:x1="14.749cm" svg:y1="11.5cm" svg:x2="14.75cm" svg:y2="12.25cm" draw:start-shape="id53" draw:start-glue-point="2" draw:end-shape="id48" draw:end-glue-point="4" svg:d="M14749 11500l1 750" svg:viewBox="0 0 2 751">
          <text:p/>
        </draw:connector>
        <draw:connector draw:style-name="gr19" draw:text-style-name="P13" draw:layer="layout" draw:type="line" svg:x1="14.749cm" svg:y1="11.5cm" svg:x2="13.751cm" svg:y2="12.25cm" draw:start-shape="id53" draw:start-glue-point="2" draw:end-shape="id46" draw:end-glue-point="4" svg:d="M14749 11500l-998 750" svg:viewBox="0 0 999 751">
          <text:p/>
        </draw:connector>
        <draw:connector draw:style-name="gr19" draw:text-style-name="P13" draw:layer="layout" draw:type="line" svg:x1="14.749cm" svg:y1="11.5cm" svg:x2="14.251cm" svg:y2="12.25cm" draw:start-shape="id53" draw:start-glue-point="2" draw:end-shape="id47" draw:end-glue-point="4" svg:d="M14749 11500l-498 750" svg:viewBox="0 0 499 751">
          <text:p/>
        </draw:connector>
        <draw:connector draw:style-name="gr19" draw:text-style-name="P13" draw:layer="layout" draw:type="line" svg:x1="14.25cm" svg:y1="11.5cm" svg:x2="13.751cm" svg:y2="12.25cm" draw:start-shape="id52" draw:start-glue-point="2" draw:end-shape="id46" draw:end-glue-point="4" svg:d="M14250 11500l-499 750" svg:viewBox="0 0 500 751">
          <text:p/>
        </draw:connector>
        <draw:connector draw:style-name="gr19" draw:text-style-name="P13" draw:layer="layout" draw:type="line" svg:x1="14.749cm" svg:y1="11.5cm" svg:x2="15.25cm" svg:y2="12.25cm" draw:start-shape="id53" draw:start-glue-point="2" draw:end-shape="id49" draw:end-glue-point="4" svg:d="M14749 11500l501 750" svg:viewBox="0 0 502 751">
          <text:p/>
        </draw:connector>
        <draw:connector draw:style-name="gr19" draw:text-style-name="P13" draw:layer="layout" draw:type="line" svg:x1="14.749cm" svg:y1="11.5cm" svg:x2="15.75cm" svg:y2="12.25cm" draw:start-shape="id53" draw:start-glue-point="2" draw:end-shape="id50" draw:end-glue-point="4" svg:d="M14749 11500l1001 750" svg:viewBox="0 0 1002 751">
          <text:p/>
        </draw:connector>
        <draw:connector draw:style-name="gr19" draw:text-style-name="P13" draw:layer="layout" draw:type="line" svg:x1="15.749cm" svg:y1="11.5cm" svg:x2="15.75cm" svg:y2="12.25cm" draw:start-shape="id54" draw:start-glue-point="2" draw:end-shape="id50" draw:end-glue-point="4" svg:d="M15749 11500l1 750" svg:viewBox="0 0 2 751">
          <text:p/>
        </draw:connector>
        <draw:connector draw:style-name="gr19" draw:text-style-name="P13" draw:layer="layout" draw:type="line" svg:x1="15.749cm" svg:y1="11.5cm" svg:x2="15.25cm" svg:y2="12.25cm" draw:start-shape="id54" draw:start-glue-point="2" draw:end-shape="id49" draw:end-glue-point="4" svg:d="M15749 11500l-499 750" svg:viewBox="0 0 500 751">
          <text:p/>
        </draw:connector>
        <draw:connector draw:style-name="gr19" draw:text-style-name="P13" draw:layer="layout" draw:type="line" svg:x1="15.749cm" svg:y1="11.5cm" svg:x2="14.75cm" svg:y2="12.25cm" draw:start-shape="id54" draw:start-glue-point="2" draw:end-shape="id48" draw:end-glue-point="4" svg:d="M15749 11500l-999 750" svg:viewBox="0 0 1000 751">
          <text:p/>
        </draw:connector>
        <draw:connector draw:style-name="gr19" draw:text-style-name="P13" draw:layer="layout" draw:type="line" svg:x1="15.749cm" svg:y1="11.5cm" svg:x2="14.251cm" svg:y2="12.25cm" draw:start-shape="id54" draw:start-glue-point="2" draw:end-shape="id47" draw:end-glue-point="4" svg:d="M15749 11500l-1498 750" svg:viewBox="0 0 1499 751">
          <text:p/>
        </draw:connector>
        <draw:connector draw:style-name="gr19" draw:text-style-name="P13" draw:layer="layout" draw:type="line" svg:x1="15.25cm" svg:y1="11.5cm" svg:x2="15.25cm" svg:y2="12.25cm" draw:start-shape="id55" draw:start-glue-point="2" draw:end-shape="id49" draw:end-glue-point="4" svg:d="M15250 11500v750" svg:viewBox="0 0 1 751">
          <text:p/>
        </draw:connector>
        <draw:connector draw:style-name="gr19" draw:text-style-name="P13" draw:layer="layout" draw:type="line" svg:x1="15.25cm" svg:y1="11.5cm" svg:x2="15.75cm" svg:y2="12.25cm" draw:start-shape="id55" draw:start-glue-point="2" draw:end-shape="id50" draw:end-glue-point="4" svg:d="M15250 11500l500 750" svg:viewBox="0 0 501 751">
          <text:p/>
        </draw:connector>
        <draw:connector draw:style-name="gr19" draw:text-style-name="P13" draw:layer="layout" draw:type="line" svg:x1="15.25cm" svg:y1="11.5cm" svg:x2="14.75cm" svg:y2="12.25cm" draw:start-shape="id55" draw:start-glue-point="2" draw:end-shape="id48" svg:d="M15250 11500l-500 750" svg:viewBox="0 0 501 751">
          <text:p/>
        </draw:connector>
        <draw:connector draw:style-name="gr19" draw:text-style-name="P13" draw:layer="layout" draw:type="line" svg:x1="15.25cm" svg:y1="11.5cm" svg:x2="14.251cm" svg:y2="12.25cm" draw:start-shape="id55" draw:start-glue-point="2" draw:end-shape="id47" draw:end-glue-point="4" svg:d="M15250 11500l-999 750" svg:viewBox="0 0 1000 751">
          <text:p/>
        </draw:connector>
        <draw:connector draw:style-name="gr18" draw:text-style-name="P13" draw:layer="layout" draw:type="line" svg:x1="13.751cm" svg:y1="12.75cm" svg:x2="13.75cm" svg:y2="13.5cm" draw:start-shape="id46" draw:start-glue-point="8" draw:end-shape="id56" draw:end-glue-point="0" svg:d="M13751 12750l-1 750" svg:viewBox="0 0 2 751">
          <text:p/>
        </draw:connector>
        <draw:connector draw:style-name="gr18" draw:text-style-name="P13" draw:layer="layout" draw:type="line" svg:x1="14.251cm" svg:y1="12.75cm" svg:x2="14.25cm" svg:y2="13.5cm" draw:start-shape="id47" draw:start-glue-point="8" draw:end-shape="id57" draw:end-glue-point="0" svg:d="M14251 12750l-1 750" svg:viewBox="0 0 2 751">
          <text:p/>
        </draw:connector>
        <draw:connector draw:style-name="gr18" draw:text-style-name="P13" draw:layer="layout" draw:type="line" svg:x1="14.75cm" svg:y1="12.75cm" svg:x2="14.75cm" svg:y2="13.5cm" draw:start-shape="id48" draw:start-glue-point="8" draw:end-shape="id58" draw:end-glue-point="0" svg:d="M14750 12750v750" svg:viewBox="0 0 1 751">
          <text:p/>
        </draw:connector>
        <draw:connector draw:style-name="gr18" draw:text-style-name="P13" draw:layer="layout" draw:type="line" svg:x1="15.25cm" svg:y1="12.75cm" svg:x2="15.25cm" svg:y2="13.5cm" draw:start-shape="id49" draw:start-glue-point="8" draw:end-shape="id59" draw:end-glue-point="0" svg:d="M15250 12750v750" svg:viewBox="0 0 1 751">
          <text:p/>
        </draw:connector>
        <draw:connector draw:style-name="gr18" draw:text-style-name="P13" draw:layer="layout" draw:type="line" svg:x1="15.75cm" svg:y1="12.75cm" svg:x2="15.75cm" svg:y2="13.5cm" draw:start-shape="id50" draw:start-glue-point="8" draw:end-shape="id60" svg:d="M15750 12750v750" svg:viewBox="0 0 1 751">
          <text:p/>
        </draw:connector>
        <draw:connector draw:style-name="gr19" draw:text-style-name="P13" draw:layer="layout" draw:type="line" svg:x1="15.749cm" svg:y1="11.5cm" svg:x2="13.751cm" svg:y2="12.25cm" draw:start-shape="id54" draw:start-glue-point="2" draw:end-shape="id46" svg:d="M15749 11500l-1998 750" svg:viewBox="0 0 1999 751">
          <text:p/>
        </draw:connector>
        <draw:connector draw:style-name="gr18" draw:text-style-name="P13" draw:layer="layout" draw:type="line" svg:x1="13.75cm" svg:y1="4.5cm" svg:x2="13.251cm" svg:y2="5.25cm" draw:start-shape="id21" draw:start-glue-point="2" draw:end-shape="id14" draw:end-glue-point="4" svg:d="M13750 4500l-499 750" svg:viewBox="0 0 500 751">
          <text:p/>
        </draw:connector>
        <draw:connector draw:style-name="gr18" draw:text-style-name="P13" draw:layer="layout" draw:type="line" svg:x1="14.25cm" svg:y1="4.5cm" svg:x2="13.251cm" svg:y2="5.25cm" draw:start-shape="id22" draw:start-glue-point="2" draw:end-shape="id14" draw:end-glue-point="4" svg:d="M14250 4500l-999 750" svg:viewBox="0 0 1000 751">
          <text:p/>
        </draw:connector>
        <draw:connector draw:style-name="gr18" draw:text-style-name="P13" draw:layer="layout" draw:type="line" svg:x1="14.749cm" svg:y1="4.5cm" svg:x2="13.251cm" svg:y2="5.25cm" draw:start-shape="id23" draw:start-glue-point="2" draw:end-shape="id14" draw:end-glue-point="4" svg:d="M14749 4500l-1498 750" svg:viewBox="0 0 1499 751">
          <text:p/>
        </draw:connector>
        <draw:connector draw:style-name="gr18" draw:text-style-name="P13" draw:layer="layout" draw:type="line" svg:x1="15.749cm" svg:y1="4.5cm" svg:x2="13.251cm" svg:y2="5.25cm" draw:start-shape="id24" draw:start-glue-point="2" draw:end-shape="id14" draw:end-glue-point="4" svg:d="M15749 4500l-2498 750" svg:viewBox="0 0 2499 751">
          <text:p/>
        </draw:connector>
        <draw:connector draw:style-name="gr18" draw:text-style-name="P13" draw:layer="layout" draw:type="line" svg:x1="15.25cm" svg:y1="4.5cm" svg:x2="13.251cm" svg:y2="5.25cm" draw:start-shape="id25" draw:start-glue-point="2" draw:end-shape="id14" draw:end-glue-point="4" svg:d="M15250 4500l-1999 750" svg:viewBox="0 0 2000 751">
          <text:p/>
        </draw:connector>
        <draw:connector draw:style-name="gr18" draw:text-style-name="P13" draw:layer="layout" draw:type="line" svg:x1="13.75cm" svg:y1="11.5cm" svg:x2="13.251cm" svg:y2="12.25cm" draw:start-shape="id51" draw:start-glue-point="2" draw:end-shape="id44" draw:end-glue-point="4" svg:d="M13750 11500l-499 750" svg:viewBox="0 0 500 751">
          <text:p/>
        </draw:connector>
        <draw:connector draw:style-name="gr18" draw:text-style-name="P13" draw:layer="layout" draw:type="line" svg:x1="14.25cm" svg:y1="11.5cm" svg:x2="13.251cm" svg:y2="12.25cm" draw:start-shape="id52" draw:start-glue-point="2" draw:end-shape="id44" draw:end-glue-point="4" svg:d="M14250 11500l-999 750" svg:viewBox="0 0 1000 751">
          <text:p/>
        </draw:connector>
        <draw:connector draw:style-name="gr19" draw:text-style-name="P13" draw:layer="layout" draw:type="line" svg:x1="15.25cm" svg:y1="11.5cm" svg:x2="13.751cm" svg:y2="12.25cm" draw:start-shape="id55" draw:start-glue-point="2" draw:end-shape="id46" svg:d="M15250 11500l-1499 750" svg:viewBox="0 0 1500 751">
          <text:p/>
        </draw:connector>
        <draw:connector draw:style-name="gr18" draw:text-style-name="P13" draw:layer="layout" draw:type="line" svg:x1="14.749cm" svg:y1="11.5cm" svg:x2="13.251cm" svg:y2="12.25cm" draw:start-shape="id53" draw:start-glue-point="2" draw:end-shape="id44" draw:end-glue-point="4" svg:d="M14749 11500l-1498 750" svg:viewBox="0 0 1499 751">
          <text:p/>
        </draw:connector>
        <draw:connector draw:style-name="gr18" draw:text-style-name="P13" draw:layer="layout" draw:type="line" svg:x1="15.749cm" svg:y1="11.5cm" svg:x2="13.251cm" svg:y2="12.25cm" draw:start-shape="id54" draw:start-glue-point="2" draw:end-shape="id44" draw:end-glue-point="4" svg:d="M15749 11500l-2498 750" svg:viewBox="0 0 2499 751">
          <text:p/>
        </draw:connector>
        <draw:connector draw:style-name="gr18" draw:text-style-name="P13" draw:layer="layout" draw:type="line" svg:x1="15.25cm" svg:y1="11.5cm" svg:x2="13.251cm" svg:y2="12.25cm" draw:start-shape="id55" draw:start-glue-point="2" draw:end-shape="id44" draw:end-glue-point="4" svg:d="M15250 11500l-1999 750" svg:viewBox="0 0 2000 751">
          <text:p/>
        </draw:connector>
        <draw:frame draw:style-name="gr20" draw:text-style-name="P15" draw:layer="layout" svg:width="0.984cm" svg:height="0.695cm" svg:x="5cm" svg:y="7.5cm">
          <draw:text-box>
            <text:p><text:span text:style-name="T3">(</text:span><text:span text:style-name="T3">a</text:span><text:span text:style-name="T3">)</text:span></text:p>
          </draw:text-box>
        </draw:frame>
        <draw:frame draw:style-name="gr20" draw:text-style-name="P15" draw:layer="layout" svg:width="0.984cm" svg:height="0.695cm" svg:x="14.016cm" svg:y="7.5cm">
          <draw:text-box>
            <text:p><text:span text:style-name="T3">(</text:span><text:span text:style-name="T3">b</text:span><text:span text:style-name="T3">)</text:span></text:p>
          </draw:text-box>
        </draw:frame>
        <draw:frame draw:style-name="gr21" draw:text-style-name="P15" draw:layer="layout" svg:width="0.967cm" svg:height="0.695cm" svg:x="5.033cm" svg:y="14.5cm">
          <draw:text-box>
            <text:p><text:span text:style-name="T3">(</text:span><text:span text:style-name="T3">c</text:span><text:span text:style-name="T3">)</text:span></text:p>
          </draw:text-box>
        </draw:frame>
        <draw:frame draw:style-name="gr22" draw:text-style-name="P15" draw:layer="layout" svg:width="1cm" svg:height="0.695cm" svg:x="14cm" svg:y="14.5cm">
          <draw:text-box>
            <text:p><text:span text:style-name="T3">(</text:span><text:span text:style-name="T3">d</text:span><text:span text:style-name="T3">)</text:span></text:p>
          </draw:text-box>
        </draw:frame>
        <draw:frame draw:style-name="gr23" draw:text-style-name="P4" draw:layer="layout" svg:width="1.187cm" svg:height="0.699cm" svg:x="2.5cm" svg:y="2.4cm">
          <draw:text-box>
            <text:p><text:span text:style-name="T1">p</text:span><text:span text:style-name="T1">[</text:span><text:span text:style-name="T1">]</text:span></text:p>
          </draw:text-box>
        </draw:frame>
        <draw:frame draw:style-name="gr24" draw:text-style-name="P4" draw:layer="layout" svg:width="1.61cm" svg:height="0.699cm" svg:x="2.05cm" svg:y="3.9cm">
          <draw:text-box>
            <text:p><text:span text:style-name="T1">t</text:span><text:span text:style-name="T1">m</text:span><text:span text:style-name="T1">p</text:span><text:span text:style-name="T1">[</text:span><text:span text:style-name="T1">]</text:span></text:p>
          </draw:text-box>
        </draw:frame>
      </draw:page>
      <draw:page draw:name="page3" draw:style-name="dp1" draw:master-page-name="Default">
        <draw:custom-shape draw:style-name="gr14" draw:text-style-name="P9" draw:layer="layout" svg:width="0.5cm" svg:height="0.5cm" svg:x="5cm" svg:y="2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5.5cm" svg:y="2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6.001cm" svg:y="2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6.501cm" svg:y="2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cm" svg:y="2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7.5cm" svg:y="2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8.001cm" svg:y="2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8.5cm" svg:y="2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9cm" svg:y="2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cm" svg:y="9.7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0.5cm" svg:y="2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2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.2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2cm" svg:x="9cm" svg:y="6.5cm">
          <text:p/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5.25cm" svg:y1="4cm" svg:x2="6.75cm" svg:y2="4cm">
          <text:p/>
        </draw:line>
        <draw:line draw:style-name="gr26" draw:text-style-name="P14" draw:layer="layout" svg:x1="5.25cm" svg:y1="4.5cm" svg:x2="6.75cm" svg:y2="4.5cm">
          <text:p/>
        </draw:line>
        <draw:line draw:style-name="gr26" draw:text-style-name="P14" draw:layer="layout" svg:x1="5.25cm" svg:y1="5cm" svg:x2="6.75cm" svg:y2="5cm">
          <text:p/>
        </draw:line>
        <draw:line draw:style-name="gr26" draw:text-style-name="P14" draw:layer="layout" svg:x1="5.25cm" svg:y1="5.5cm" svg:x2="6.75cm" svg:y2="5.5cm">
          <text:p/>
        </draw:line>
        <draw:custom-shape draw:style-name="gr14" draw:text-style-name="P9" draw:layer="layout" svg:width="0.5cm" svg:height="0.5cm" svg:x="4cm" svg:y="3.7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3.999cm" svg:y="4.2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4cm" svg:y="4.7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4.001cm" svg:y="5.2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4cm" svg:y="6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3.999cm" svg:y="7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4cm" svg:y="7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4cm" svg:y="8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5cm" svg:y="3.2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501cm" svg:height="0.5cm" svg:x="5.5cm" svg:y="3.2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6.001cm" svg:y="3.2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99cm" svg:height="0.5cm" svg:x="6.501cm" svg:y="3.2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9cm" svg:y="6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501cm" svg:height="0.5cm" svg:x="9.5cm" svg:y="6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10.001cm" svg:y="6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10.5cm" svg:y="6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9.25cm" svg:y1="6.75cm" svg:x2="10.75cm" svg:y2="6.75cm">
          <text:p/>
        </draw:line>
        <draw:line draw:style-name="gr26" draw:text-style-name="P14" draw:layer="layout" svg:x1="9.25cm" svg:y1="7.25cm" svg:x2="10.75cm" svg:y2="7.25cm">
          <text:p/>
        </draw:line>
        <draw:line draw:style-name="gr26" draw:text-style-name="P14" draw:layer="layout" svg:x1="9.25cm" svg:y1="7.75cm" svg:x2="10.75cm" svg:y2="7.75cm">
          <text:p/>
        </draw:line>
        <draw:line draw:style-name="gr26" draw:text-style-name="P14" draw:layer="layout" svg:x1="9.25cm" svg:y1="8.25cm" svg:x2="10.75cm" svg:y2="8.25cm">
          <text:p/>
        </draw:line>
        <draw:custom-shape draw:style-name="gr14" draw:text-style-name="P9" draw:layer="layout" svg:width="0.5cm" svg:height="0.5cm" svg:x="4cm" svg:y="10.2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4.001cm" svg:y="10.7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0cm" svg:y="2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4cm" svg:y="9.2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9.5cm" svg:y="2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3.2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2cm" svg:x="7cm" svg:y="9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7cm" svg:y="8.7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501cm" svg:height="0.5cm" svg:x="7.5cm" svg:y="8.7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8.001cm" svg:y="8.7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8.5cm" svg:y="8.7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7.25cm" svg:y1="9.5cm" svg:x2="8.75cm" svg:y2="9.5cm">
          <text:p/>
        </draw:line>
        <draw:line draw:style-name="gr26" draw:text-style-name="P14" draw:layer="layout" svg:x1="7.25cm" svg:y1="10cm" svg:x2="8.75cm" svg:y2="10cm">
          <text:p/>
        </draw:line>
        <draw:line draw:style-name="gr26" draw:text-style-name="P14" draw:layer="layout" svg:x1="7.25cm" svg:y1="10.5cm" svg:x2="8.75cm" svg:y2="10.5cm">
          <text:p/>
        </draw:line>
        <draw:line draw:style-name="gr26" draw:text-style-name="P14" draw:layer="layout" svg:x1="7.25cm" svg:y1="11cm" svg:x2="8.75cm" svg:y2="11cm">
          <text:p/>
        </draw:line>
        <draw:custom-shape draw:style-name="gr29" draw:text-style-name="P5" draw:layer="layout" svg:width="4cm" svg:height="2cm" svg:x="5cm" svg:y="6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2cm" svg:height="2cm" svg:x="5cm" svg:y="9.25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.187cm" svg:height="0.699cm" svg:x="10.9cm" svg:y="2.4cm">
          <draw:text-box>
            <text:p><text:span text:style-name="T1">p</text:span><text:span text:style-name="T1">[</text:span><text:span text:style-name="T1">]</text:span></text:p>
          </draw:text-box>
        </draw:frame>
        <draw:frame draw:style-name="gr31" draw:text-style-name="P4" draw:layer="layout" svg:width="3.993cm" svg:height="0.725cm" svg:x="6.79cm" svg:y="3.151cm">
          <draw:text-box>
            <text:p><text:span text:style-name="T1">t</text:span><text:span text:style-name="T1">m</text:span><text:span text:style-name="T1">p</text:span><text:span text:style-name="T1">[</text:span><text:span text:style-name="T1">]</text:span><text:span text:style-name="T4"> </text:span><text:span text:style-name="T4">(l</text:span><text:span text:style-name="T4">o</text:span><text:span text:style-name="T4">c</text:span><text:span text:style-name="T4">al </text:span><text:span text:style-name="T4">m</text:span><text:span text:style-name="T4">e</text:span><text:span text:style-name="T4">m</text:span><text:span text:style-name="T4">.)</text:span></text:p>
          </draw:text-box>
        </draw:frame>
        <draw:frame draw:style-name="gr32" draw:text-style-name="P18" draw:layer="layout" svg:width="1.4cm" svg:height="1.039cm" svg:x="3cm" svg:y="2.711cm">
          <draw:text-box>
            <text:p text:style-name="P7"><text:span text:style-name="T3">W</text:span><text:span text:style-name="T3">o</text:span><text:span text:style-name="T3">r</text:span><text:span text:style-name="T3">k</text:span></text:p>
            <text:p text:style-name="P7"><text:span text:style-name="T3">It</text:span><text:span text:style-name="T3">e</text:span><text:span text:style-name="T3">m</text:span><text:span text:style-name="T3">s</text:span></text:p>
          </draw:text-box>
        </draw:frame>
        <draw:frame draw:style-name="gr33" draw:text-style-name="P18" draw:layer="layout" svg:width="2.962cm" svg:height="0.645cm" draw:transform="rotate (1.5707963267949) translate (2.105cm 6.212cm)">
          <draw:text-box>
            <text:p text:style-name="P7"><text:span text:style-name="T3">1</text:span><text:span text:style-name="T3">D </text:span><text:span text:style-name="T3">w</text:span><text:span text:style-name="T3">o</text:span><text:span text:style-name="T3">r</text:span><text:span text:style-name="T3">k</text:span><text:span text:style-name="T3">g</text:span><text:span text:style-name="T3">r</text:span><text:span text:style-name="T3">o</text:span><text:span text:style-name="T3">u</text:span><text:span text:style-name="T3">p</text:span></text:p>
          </draw:text-box>
        </draw:frame>
        <draw:custom-shape draw:style-name="gr34" draw:text-style-name="P14" draw:layer="layout" svg:width="0.25cm" svg:height="2cm" svg:x="2.75cm" svg:y="3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0" draw:layer="layout" svg:width="3.889cm" svg:height="0.649cm" svg:x="1cm" svg:y="1.351cm">
          <draw:text-box>
            <text:p text:style-name="P19"><text:span text:style-name="T1">o</text:span><text:span text:style-name="T1">p</text:span><text:span text:style-name="T1">e</text:span><text:span text:style-name="T1">n</text:span><text:span text:style-name="T1">c</text:span><text:span text:style-name="T1">l</text:span><text:span text:style-name="T1">-</text:span><text:span text:style-name="T1">n</text:span><text:span text:style-name="T1">b</text:span><text:span text:style-name="T1">o</text:span><text:span text:style-name="T1">d</text:span><text:span text:style-name="T1">y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style-name="gr36" draw:text-style-name="P14" draw:layer="layout" svg:width="12.5cm" svg:height="10cm" svg:x="1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14T23:02:01.253296061</dc:date>
    <dc:creator>Moreno Marzolla</dc:creator>
    <meta:editing-duration>PT1H20M1S</meta:editing-duration>
    <meta:editing-cycles>30</meta:editing-cycles>
    <meta:document-statistic meta:object-count="411"/>
  </office:meta>
</office:document-meta>
</file>